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7.15pt"/>
    </style:style>
    <style:style style:name="co5" style:family="table-column">
      <style:table-column-properties fo:break-before="auto" style:column-width="88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#999999" style:text-align-source="fix" style:repeat-content="false" fo:border="0.06pt solid #000000"/>
      <style:paragraph-properties fo:text-align="end" fo:margin-left="0pt"/>
      <style:text-properties fo:color="#000000"/>
    </style:style>
    <style:style style:name="ce7" style:family="table-cell" style:parent-style-name="Default">
      <style:table-cell-properties fo:background-color="#999999" fo:border="0.06pt solid #000000"/>
      <style:text-properties fo:color="#000000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>
      <style:table-cell-properties fo:background-color="#c2e0ae" fo:border="0.06pt solid 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9"/>
        <table:table-column table:style-name="co3" table:number-columns-repeated="4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3" table:default-cell-style-name="ce11"/>
        <table:table-row table:style-name="ro1">
          <table:table-cell table:style-name="ce6" office:value-type="string" calcext:value-type="string">
            <text:p>Tamaño: 10⁶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Media</text:p>
          </table:table-cell>
          <table:table-cell table:style-name="ce8" office:value-type="string" calcext:value-type="string">
            <text:p>Desvación típica</text:p>
          </table:table-cell>
          <table:table-cell table:style-name="Default"/>
        </table:table-row>
        <table:table-row table:style-name="ro1">
          <table:table-cell office:value-type="string" calcext:value-type="string">
            <text:p>Secuencial</text:p>
          </table:table-cell>
          <table:table-cell office:value-type="float" office:value="27.339" calcext:value-type="float">
            <text:p>27.339</text:p>
          </table:table-cell>
          <table:table-cell office:value-type="float" office:value="29.757" calcext:value-type="float">
            <text:p>29.757</text:p>
          </table:table-cell>
          <table:table-cell office:value-type="float" office:value="27.983" calcext:value-type="float">
            <text:p>27.983</text:p>
          </table:table-cell>
          <table:table-cell office:value-type="float" office:value="31.197" calcext:value-type="float">
            <text:p>31.197</text:p>
          </table:table-cell>
          <table:table-cell office:value-type="float" office:value="29.286" calcext:value-type="float">
            <text:p>29.286</text:p>
          </table:table-cell>
          <table:table-cell/>
          <table:table-cell table:formula="of:=AVERAGE([.B2:.F2])" office:value-type="float" office:value="29.1124" calcext:value-type="float">
            <text:p>29.1124</text:p>
          </table:table-cell>
          <table:table-cell table:formula="of:=STDEV([.B2:.F2])" office:value-type="float" office:value="1.51753873097196" calcext:value-type="float">
            <text:p>1.51753873097196</text:p>
          </table:table-cell>
          <table:table-cell table:style-name="Default"/>
        </table:table-row>
        <table:table-row table:style-name="ro1">
          <table:table-cell office:value-type="string" calcext:value-type="string">
            <text:p>Paralelo</text:p>
          </table:table-cell>
          <table:table-cell office:value-type="float" office:value="36.706" calcext:value-type="float">
            <text:p>36.706</text:p>
          </table:table-cell>
          <table:table-cell office:value-type="float" office:value="38.933" calcext:value-type="float">
            <text:p>38.933</text:p>
          </table:table-cell>
          <table:table-cell office:value-type="float" office:value="36.866" calcext:value-type="float">
            <text:p>36.866</text:p>
          </table:table-cell>
          <table:table-cell office:value-type="float" office:value="35.289" calcext:value-type="float">
            <text:p>35.289</text:p>
          </table:table-cell>
          <table:table-cell office:value-type="float" office:value="33.234" calcext:value-type="float">
            <text:p>33.234</text:p>
          </table:table-cell>
          <table:table-cell/>
          <table:table-cell table:formula="of:=AVERAGE([.B3:.F3])" office:value-type="float" office:value="36.2056" calcext:value-type="float">
            <text:p>36.2056</text:p>
          </table:table-cell>
          <table:table-cell table:formula="of:=STDEV([.B3:.F3])" office:value-type="float" office:value="2.10925349353746" calcext:value-type="float">
            <text:p>2.10925349353746</text:p>
          </table:table-cell>
          <table:table-cell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style-name="Default" table:number-columns-repeated="6"/>
          <table:table-cell/>
          <table:table-cell table:style-name="ce11" table:number-columns-repeated="2"/>
          <table:table-cell/>
        </table:table-row>
        <table:table-row table:style-name="ro1" table:number-rows-repeated="2"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style-name="ce3"/>
          <table:table-cell table:style-name="Default" table:number-columns-repeated="4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/00/0000</text:date>, <text:time style:data-style-name="N2" text:time-value="19:16:57.303210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10:57.233518256</meta:creation-date>
    <dc:date>2020-05-29T19:53:44.564977219</dc:date>
    <meta:editing-duration>PT35M31S</meta:editing-duration>
    <meta:editing-cycles>3</meta:editing-cycles>
    <meta:generator>LibreOffice/6.0.7.3$Linux_X86_64 LibreOffice_project/00m0$Build-3</meta:generator>
    <meta:document-statistic meta:table-count="1" meta:cell-count="24" meta:object-count="0"/>
  </office:meta>
</office:document-meta>
</file>